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等线" svg:font-family="等线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默认段落字体" style:family="text">
      <style:text-properties style:font-name="宋体" style:font-name-complex="宋体" fo:font-weight="bold" style:font-weight-asian="bold" style:font-weight-complex="bold" fo:font-size="14pt" style:font-size-asian="14pt"/>
    </style:style>
    <style:style style:name="T3" style:parent-style-name="默认段落字体" style:family="text">
      <style:text-properties style:font-name-asian="Liberation Mono" fo:font-weight="bold" style:font-weight-asian="bold" style:font-weight-complex="bold" fo:font-size="14pt" style:font-size-asian="14pt"/>
    </style:style>
    <style:style style:name="P4" style:parent-style-name="Textbody" style:family="paragraph">
      <style:paragraph-properties fo:text-align="center"/>
      <style:text-properties fo:font-weight="bold" style:font-weight-asian="bold" style:font-weight-complex="bold" fo:font-size="14pt" style:font-size-asian="14pt"/>
    </style:style>
    <style:style style:name="T5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6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7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8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9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0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1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2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3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4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5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6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7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8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9" style:parent-style-name="默认段落字体" style:family="text">
      <style:text-properties style:font-name="Liberation Mono" style:font-name-asian="Liberation Mono" fo:font-weight="bold" style:font-weight-asian="bold"/>
    </style:style>
    <style:style style:name="T20" style:parent-style-name="默认段落字体" style:family="text">
      <style:text-properties style:font-name="Liberation Mono" style:font-name-asian="Liberation Mono"/>
    </style:style>
    <style:style style:name="T21" style:parent-style-name="默认段落字体" style:family="text">
      <style:text-properties style:font-name="Liberation Mono" style:font-name-asian="Liberation Mono"/>
    </style:style>
    <style:style style:name="T22" style:parent-style-name="默认段落字体" style:family="text">
      <style:text-properties style:font-name="Liberation Mono" style:font-name-asian="Liberation Mono" fo:font-weight="bold" style:font-weight-asian="bold"/>
    </style:style>
    <style:style style:name="T23" style:parent-style-name="默认段落字体" style:family="text">
      <style:text-properties style:font-name="Liberation Mono" style:font-name-asian="Liberation Mono"/>
    </style:style>
    <style:style style:name="T24" style:parent-style-name="默认段落字体" style:family="text">
      <style:text-properties style:font-name="Liberation Mono" style:font-name-asian="Liberation Mono"/>
    </style:style>
    <style:style style:name="T25" style:parent-style-name="默认段落字体" style:family="text">
      <style:text-properties style:font-name="Liberation Mono" style:font-name-asian="Liberation Mono"/>
    </style:style>
    <style:style style:name="T26" style:parent-style-name="默认段落字体" style:family="text">
      <style:text-properties style:font-name="Liberation Mono" style:font-name-asian="Liberation Mono" fo:font-weight="bold" style:font-weight-asian="bold"/>
    </style:style>
    <style:style style:name="T27" style:parent-style-name="默认段落字体" style:family="text">
      <style:text-properties style:font-name="Liberation Mono" style:font-name-asian="Liberation Mono"/>
    </style:style>
    <style:style style:name="P28" style:parent-style-name="Textbody" style:family="paragraph">
      <style:text-properties style:font-name="Liberation Mono" style:font-name-asian="Liberation Mono" fo:font-weight="bold" style:font-weight-asian="bold" style:font-weight-complex="bold"/>
    </style:style>
    <style:style style:name="T29" style:parent-style-name="默认段落字体" style:family="text">
      <style:text-properties style:font-name="Liberation Mono" style:font-name-asian="Liberation Mono"/>
    </style:style>
    <style:style style:name="T30" style:parent-style-name="默认段落字体" style:family="text">
      <style:text-properties style:font-name="Liberation Mono" style:font-name-asian="Liberation Mono"/>
    </style:style>
    <style:style style:name="T31" style:parent-style-name="默认段落字体" style:family="text">
      <style:text-properties style:font-name="Liberation Mono" style:font-name-asian="Liberation Mono"/>
    </style:style>
    <style:style style:name="T32" style:parent-style-name="默认段落字体" style:family="text">
      <style:text-properties style:font-name="Liberation Mono" style:font-name-asian="Liberation Mono"/>
    </style:style>
    <style:style style:name="P33" style:parent-style-name="Textbody" style:family="paragraph">
      <style:text-properties style:font-name="Liberation Mono" style:font-name-asian="Liberation Mono"/>
    </style:style>
    <style:style style:name="P34" style:parent-style-name="Textbody" style:family="paragraph">
      <style:text-properties style:font-name="Liberation Mono" style:font-name-asian="Liberation Mono"/>
    </style:style>
    <style:style style:name="P35" style:parent-style-name="Textbody" style:family="paragraph">
      <style:text-properties style:font-name="Liberation Mono" style:font-name-asian="Liberation Mono"/>
    </style:style>
    <style:style style:name="P36" style:parent-style-name="Textbody" style:family="paragraph">
      <style:text-properties style:font-name="Liberation Mono" style:font-name-asian="Liberation Mono"/>
    </style:style>
    <style:style style:name="P37" style:parent-style-name="Textbody" style:family="paragraph">
      <style:text-properties style:font-name="Liberation Mono" style:font-name-asian="Liberation Mono"/>
    </style:style>
    <style:style style:name="P38" style:parent-style-name="Textbody" style:family="paragraph">
      <style:text-properties style:font-name="Liberation Mono" style:font-name-asian="Liberation Mono"/>
    </style:style>
    <style:style style:name="P39" style:parent-style-name="Textbody" style:family="paragraph">
      <style:text-properties style:font-name="Liberation Mono" style:font-name-asian="Liberation Mono"/>
    </style:style>
    <style:style style:name="P40" style:parent-style-name="Textbody" style:family="paragraph">
      <style:text-properties style:font-name="Liberation Mono" style:font-name-asian="Liberation Mono"/>
    </style:style>
    <style:style style:name="P41" style:parent-style-name="Textbody" style:family="paragraph">
      <style:text-properties style:font-name="Liberation Mono" style:font-name-asian="Liberation Mono"/>
    </style:style>
    <style:style style:name="P42" style:parent-style-name="Textbody" style:family="paragraph">
      <style:text-properties style:font-name="Liberation Mono" style:font-name-asian="Liberation Mono"/>
    </style:style>
    <style:style style:name="P43" style:parent-style-name="Textbody" style:family="paragraph">
      <style:text-properties style:font-name="Liberation Mono" style:font-name-asian="Liberation Mono"/>
    </style:style>
    <style:style style:name="P44" style:parent-style-name="Textbody" style:family="paragraph">
      <style:text-properties style:font-name="Liberation Mono" style:font-name-asian="Liberation Mono"/>
    </style:style>
    <style:style style:name="P45" style:parent-style-name="Textbody" style:family="paragraph">
      <style:text-properties style:font-name="Liberation Mono" style:font-name-asian="Liberation Mono" fo:font-weight="bold" style:font-weight-asian="bold" style:font-weight-complex="bold"/>
    </style:style>
    <style:style style:name="P46" style:parent-style-name="Textbody" style:family="paragraph">
      <style:text-properties style:font-name="Liberation Mono" style:font-name-asian="Liberation Mono" style:font-weight-complex="bold"/>
    </style:style>
    <style:style style:name="P47" style:parent-style-name="Textbody" style:family="paragraph">
      <style:text-properties style:font-name="Liberation Mono" style:font-name-asian="Liberation Mono" style:font-weight-complex="bold"/>
    </style:style>
    <style:style style:name="P48" style:parent-style-name="Textbody" style:family="paragraph">
      <style:text-properties style:font-name="Liberation Mono" style:font-name-asian="Liberation Mono" style:font-weight-complex="bold"/>
    </style:style>
    <style:style style:name="P49" style:parent-style-name="Textbody" style:family="paragraph">
      <style:text-properties style:font-name="Liberation Mono" style:font-name-asian="Liberation Mono" style:font-weight-complex="bold"/>
    </style:style>
    <style:style style:name="P50" style:parent-style-name="Textbody" style:family="paragraph">
      <style:text-properties style:font-name="Liberation Mono" style:font-name-asian="Liberation Mono" style:font-weight-complex="bold" fo:color="#FF0000"/>
    </style:style>
    <style:style style:name="P51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52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53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54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55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56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57" style:parent-style-name="Textbody" style:family="paragraph">
      <style:text-properties style:font-name="Liberation Mono" style:font-name-asian="Liberation Mono" style:font-weight-complex="bold"/>
    </style:style>
  </office:automatic-styles>
  <office:body>
    <office:text text:use-soft-page-breaks="true">
      <text:p text:style-name="P1"><text:span text:style-name="T2">《Linux操作系统》</text:span><text:span text:style-name="T3">学生实验报告</text:span></text:p>
      <text:p text:style-name="P4"/>
      <text:p text:style-name="Textbody"><text:span text:style-name="T5">学院</text:span><text:span text:style-name="T6"><text:s text:c="18"/></text:span><text:span text:style-name="T7">专业</text:span><text:span text:style-name="T8"><text:s text:c="16"/></text:span><text:span text:style-name="T9">班级</text:span><text:span text:style-name="T10"><text:s text:c="19"/></text:span></text:p>
      <text:p text:style-name="Textbody"><text:span text:style-name="T11">姓名</text:span><text:span text:style-name="T12"><text:s/></text:span><text:span text:style-name="T13"><text:tab/><text:s text:c="15"/></text:span><text:span text:style-name="T14">学号</text:span><text:span text:style-name="T15"><text:s text:c="16"/></text:span><text:span text:style-name="T16">日期</text:span><text:span text:style-name="T17"><text:s text:c="17"/></text:span><text:span text:style-name="T18"><text:tab/><text:s text:c="13"/></text:span></text:p>
      <text:p text:style-name="Textbody"><text:span text:style-name="T19">课程名称：</text:span><text:span text:style-name="T20">Linux</text:span><text:span text:style-name="T21">操作系统</text:span></text:p>
      <text:p text:style-name="Textbody"><text:span text:style-name="T22">实验名称：</text:span><text:span text:style-name="T23">实验十</text:span><text:span text:style-name="T24">_VI</text:span><text:span text:style-name="T25">实践三</text:span></text:p>
      <text:p text:style-name="Textbody"><text:span text:style-name="T26">指导老师：</text:span><text:span text:style-name="T27">姚坤</text:span></text:p>
      <text:p text:style-name="P28">一、实验任务</text:p>
      <text:p text:style-name="Textbody">Human finger bone points to an early exodus out of Africa</text:p>
      <text:p text:style-name="Textbody">Archaeologists and anthropologists have scoured the Arabian</text:p>
      <text:p text:style-name="Textbody">Desert for evidence That some of the earliest members of our</text:p>
      <text:p text:style-name="Textbody">species once traversed these formerly green lands.</text:p>
      <text:p text:style-name="Textbody">An ostensibly modern human finger bone uncovered in Saudi</text:p>
      <text:p text:style-name="Textbody">Arabia in 2016 has been dated to about?88,000<text:s/>years old, making it</text:p>
      <text:p text:style-name="Textbody">the oldest directly dated fossil of our species found outside Africa</text:p>
      <text:p text:style-name="Textbody">or its immediate vicinity in the eastern Mediterranean.</text:p>
      <text:p text:style-name="Textbody">The discovery supports the idea that early modern humans spread</text:p>
      <text:p text:style-name="Textbody">into Eurasia earlier and more often<text:s/>than many previously believed.</text:p>
      <text:p text:style-name="Textbody"><text:span text:style-name="T29">1.</text:span><text:span text:style-name="T30">创建文件</text:span><text:span text:style-name="T31">ex0407test</text:span><text:span text:style-name="T32">并将上述文本输入该文件；</text:span></text:p>
      <text:p text:style-name="P33">2.设置显示和影藏行号；</text:p>
      <text:p text:style-name="P34">3.设置和取消字符自动缩进；</text:p>
      <text:p text:style-name="P35">4.查看当前编辑状态；</text:p>
      <text:p text:style-name="P36">5.查找<text:bookmark-start text:name="__DdeLink__184_1391815069"/>oldest<text:bookmark-end text:name="__DdeLink__184_1391815069"/>；</text:p>
      <text:p text:style-name="P37">6.显示特殊字符；</text:p>
      <text:p text:style-name="P38">7.打开特殊字符匹配，在第四行下方新建一行空白，并输入：</text:p>
      <text:p text:style-name="P39">{Now, they may have it.}</text:p>
      <text:p text:style-name="P40">将光标移动到任意单边大括号上查看是否提示匹配另一边的大括号;</text:p>
      <text:p text:style-name="P41">8.查看编辑器当前设置；</text:p>
      <text:p text:style-name="P42">9.查看当前系统时间；</text:p>
      <text:p text:style-name="P43">10.关闭<text:bookmark-start text:name="__DdeLink__190_1391815069"/>ex0407test<text:bookmark-end text:name="__DdeLink__190_1391815069"/>文件，新建并打开<text:bookmark-start text:name="__DdeLink__195_1391815069"/><text:bookmark-start text:name="__DdeLink__197_1391815069"/>ex0408test文件<text:bookmark-end text:name="__DdeLink__195_1391815069"/><text:bookmark-end text:name="__DdeLink__197_1391815069"/>，然后在ex0408test文件中输入十个空白行并显示行号。在ex0408test文件中读入<text:bookmark-start text:name="__DdeLink__190_13918150691"/>ex0407test<text:bookmark-end text:name="__DdeLink__190_13918150691"/>文件的前3行内容到<text:bookmark-start text:name="__DdeLink__200_1391815069"/>ex0408test文件的<text:bookmark-end text:name="__DdeLink__200_1391815069"/>第4-6行位置处；</text:p>
      <text:p text:style-name="P44">11.将&amp;映射成“A simple mapping operation”，并将其内容输入到ex0408test文件的第8行位置处。</text:p>
      <text:p text:style-name="P45">二、实验记录及总结</text:p>
      <text:p text:style-name="P46">1.实验过程的操作记录（用图文说明）</text:p>
      <text:p text:style-name="P47">2.学会使用什么做什么事情；</text:p>
      <text:p text:style-name="P48">3.在实验过程中遇到了什么问题？是如何解决的？</text:p>
      <text:p text:style-name="P49">4.还有什么问题尚未解决？可能是什么原因导致的。</text:p>
      <text:p text:style-name="P50">注意：</text:p>
      <text:p text:style-name="P51">1.请同学们按照以上要点来撰写实验报告；</text:p>
      <text:p text:style-name="P52">2.请大家将实验结果上传到雨课堂回收作业专用PPT的主观题附件中；</text:p>
      <text:p text:style-name="P53">3.<text:bookmark-start text:name="__DdeLink__249_3228240396"/>请使用Libreoffice编辑，直接发送odt格式文档，使用tar命令打包实验报告为tar格式的包。让学习过程完全在Linux操作系统环境下进行。</text:p>
      <text:p text:style-name="P54">4.打包文件名为：<text:s/>专业班级-姓名-学号-实验几<text:bookmark-start text:name="__DdeLink__123_3228240396"/>.tar<text:bookmark-end text:name="__DdeLink__123_3228240396"/><text:s text:c="2"/></text:p>
      <text:p text:style-name="P55"><text:s text:c="5"/>例如：计科1班-小明-201866666-实验一.tar;<text:bookmark-end text:name="__DdeLink__249_3228240396"/></text:p>
      <text:p text:style-name="P56">5.红字为提示内容，撰写实验报告时候请删除;</text:p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等线" svg:font-family="等线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true"/>
    </style:style>
    <style:style style:name="默认段落字体" style:display-name="默认段落字体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>
      <style:paragraph-properties fo:widows="0" fo:orphans="0" fo:text-align="justify"/>
      <style:text-properties style:letter-kerning="true" fo:font-size="10.5pt" style:font-size-asian="10.5pt" style:font-size-complex="12pt" fo:hyphenate="false"/>
    </style:style>
    <style:style style:name="xiaochao" style:display-name="xiaochao" style:family="paragraph" style:parent-style-name="Textbody">
      <style:paragraph-properties style:line-height-at-least="0.1666in"/>
      <style:text-properties fo:font-size="6.5pt" style:font-size-asian="6.5pt" fo:hyphenate="false"/>
    </style:style>
    <style:style style:name="纯文本" style:display-name="纯文本" style:family="paragraph" style:parent-style-name="Textbody">
      <style:paragraph-properties fo:widows="2" fo:orphans="2" fo:text-align="start"/>
      <style:text-properties style:font-name="Consolas" style:font-name-asian="等线" style:font-name-complex="Consolas" style:letter-kerning="false" style:font-size-complex="10.5pt" fo:hyphenate="false"/>
    </style:style>
    <style:style style:name="列表段落" style:display-name="列表段落" style:family="paragraph" style:parent-style-name="Textbody">
      <style:paragraph-properties fo:text-indent="0.2916in"/>
      <style:text-properties fo:hyphenate="false"/>
    </style:style>
    <style:style style:name="批注框文本" style:display-name="批注框文本" style:family="paragraph" style:parent-style-name="Textbody">
      <style:text-properties fo:font-size="9pt" style:font-size-asian="9pt" style:font-size-complex="9pt" fo:hyphenate="false"/>
    </style:style>
    <style:style style:name="普通网站" style:display-name="普通(网站)" style:family="paragraph" style:parent-style-name="Textbody">
      <style:paragraph-properties fo:text-align="start" fo:margin-top="0.0694in" fo:margin-bottom="0.0694in"/>
      <style:text-properties style:letter-kerning="false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纯文本字符" style:display-name="纯文本 字符" style:family="text">
      <style:text-properties style:font-name="Consolas" style:font-name-asian="等线" style:font-name-complex="Consolas" fo:font-size="10.5pt" style:font-size-asian="10.5pt" style:font-size-complex="10.5pt"/>
    </style:style>
    <style:style style:name="批注框文本字符" style:display-name="批注框文本 字符" style:family="text" style:parent-style-name="默认段落字体">
      <style:text-properties style:letter-kerning="true" fo:font-size="9pt" style:font-size-asian="9pt" style:font-size-complex="9pt"/>
    </style:style>
    <style:style style:name="wenda-abstract-listnum" style:display-name="wenda-abstract-listnum" style:family="text" style:parent-style-name="默认段落字体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2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江西师范大学学生实验报告</dc:title>
    <meta:initial-creator>linjianen</meta:initial-creator>
    <dc:creator>k</dc:creator>
    <meta:creation-date>2020-03-26T16:30:00Z</meta:creation-date>
    <dc:date>2021-05-25T08:12:00Z</dc:date>
    <meta:template xlink:href="Normal.dotm" xlink:type="simple"/>
    <meta:editing-cycles>81</meta:editing-cycles>
    <meta:editing-duration>PT12120S</meta:editing-duration>
    <meta:user-defined meta:name="KSOProductBuildVer">2052-9.1.0.5184</meta:user-defined>
    <meta:document-statistic meta:page-count="1" meta:paragraph-count="3" meta:word-count="226" meta:character-count="1512" meta:row-count="10" meta:non-whitespace-character-count="1289"/>
  </office:meta>
</office:document-meta>
</file>